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text-properties officeooo:rsid="00123c6e" officeooo:paragraph-rsid="00123c6e"/>
    </style:style>
    <style:style style:name="P2" style:family="paragraph" style:parent-style-name="Default">
      <style:text-properties officeooo:paragraph-rsid="001ae021"/>
    </style:style>
    <style:style style:name="P3" style:family="paragraph" style:parent-style-name="Default">
      <style:text-properties fo:font-size="12pt" style:font-size-asian="12pt" style:font-size-complex="12pt"/>
    </style:style>
    <style:style style:name="P4" style:family="paragraph" style:parent-style-name="Default">
      <style:text-properties fo:font-size="12pt" officeooo:rsid="00123c6e" officeooo:paragraph-rsid="00123c6e" style:font-size-asian="12pt" style:font-size-complex="12pt"/>
    </style:style>
    <style:style style:name="P5" style:family="paragraph" style:parent-style-name="Default">
      <style:text-properties fo:font-size="14pt" style:font-size-asian="14pt" style:font-size-complex="14pt"/>
    </style:style>
    <style:style style:name="P6" style:family="paragraph" style:parent-style-name="Standard">
      <style:text-properties officeooo:rsid="00123c6e" officeooo:paragraph-rsid="00123c6e"/>
    </style:style>
    <style:style style:name="P7" style:family="paragraph" style:parent-style-name="Standard">
      <style:text-properties officeooo:paragraph-rsid="00123c6e"/>
    </style:style>
    <style:style style:name="P8" style:family="paragraph" style:parent-style-name="Standard">
      <style:text-properties officeooo:paragraph-rsid="0012c1fa"/>
    </style:style>
    <style:style style:name="P9" style:family="paragraph" style:parent-style-name="Standard">
      <style:text-properties fo:font-size="12pt" officeooo:rsid="00123c6e" officeooo:paragraph-rsid="00123c6e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fo:font-size="14pt" style:text-underline-style="none" fo:font-weight="bold" officeooo:rsid="00123c6e" officeooo:paragraph-rsid="00123c6e" style:font-size-asian="14pt" style:font-weight-asian="bold" style:font-size-complex="12pt"/>
    </style:style>
    <style:style style:name="P11" style:family="paragraph" style:parent-style-name="Default">
      <style:text-properties style:text-line-through-style="none" style:text-line-through-type="none" fo:font-size="12pt" style:text-underline-style="none" fo:font-weight="bold" style:font-size-asian="12pt" style:font-weight-asian="bold" style:font-size-complex="12pt"/>
    </style:style>
    <style:style style:name="P12" style:family="paragraph" style:parent-style-name="Default">
      <style:text-properties style:text-line-through-style="none" style:text-line-through-type="none" fo:font-size="12pt" style:text-underline-style="none" fo:font-weight="bold" officeooo:rsid="00123c6e" officeooo:paragraph-rsid="00123c6e" style:font-size-asian="12pt" style:font-weight-asian="bold" style:font-size-complex="12pt"/>
    </style:style>
    <style:style style:name="P13" style:family="paragraph" style:parent-style-name="Default">
      <style:text-properties style:text-line-through-style="none" style:text-line-through-type="none" fo:font-size="11.5pt" style:text-underline-style="none" officeooo:paragraph-rsid="001ae021" style:font-size-asian="11.5pt"/>
    </style:style>
    <style:style style:name="P14" style:family="paragraph" style:parent-style-name="Default">
      <style:text-properties style:text-line-through-style="none" style:text-line-through-type="none" fo:font-size="11.5pt" style:text-underline-style="none" officeooo:rsid="00123c6e" officeooo:paragraph-rsid="001ae021" style:font-size-asian="11.5pt"/>
    </style:style>
    <style:style style:name="P15" style:family="paragraph" style:parent-style-name="Default">
      <style:text-properties style:text-line-through-style="none" style:text-line-through-type="none" fo:font-size="11.5pt" style:text-underline-style="none" officeooo:paragraph-rsid="00123c6e" style:font-size-asian="11.5pt"/>
    </style:style>
    <style:style style:name="P16" style:family="paragraph" style:parent-style-name="Default">
      <style:text-properties fo:font-size="11.5pt" officeooo:paragraph-rsid="001ae021" style:font-size-asian="11.5pt"/>
    </style:style>
    <style:style style:name="P17" style:family="paragraph" style:parent-style-name="Default">
      <style:text-properties fo:font-size="13pt" fo:font-weight="bold" officeooo:rsid="00123c6e" officeooo:paragraph-rsid="0017ff47" style:font-size-asian="13pt" style:font-weight-asian="bold"/>
    </style:style>
    <style:style style:name="T1" style:family="text">
      <style:text-properties officeooo:rsid="00123c6e"/>
    </style:style>
    <style:style style:name="T2" style:family="text">
      <style:text-properties officeooo:rsid="00126f5c"/>
    </style:style>
    <style:style style:name="T3" style:family="text">
      <style:text-properties officeooo:rsid="0012953c"/>
    </style:style>
    <style:style style:name="T4" style:family="text">
      <style:text-properties style:text-line-through-style="none" style:text-line-through-type="none" fo:font-size="11.5pt" style:text-underline-style="none" style:font-size-asian="11.5pt"/>
    </style:style>
    <style:style style:name="T5" style:family="text">
      <style:text-properties style:text-line-through-style="none" style:text-line-through-type="none" fo:font-size="11.5pt" style:text-underline-style="none" officeooo:rsid="00190158" style:font-size-asian="11.5pt"/>
    </style:style>
    <style:style style:name="T6" style:family="text">
      <style:text-properties style:text-line-through-style="none" style:text-line-through-type="none" style:text-underline-style="none" fo:font-weight="bold" style:font-weight-asian="bold"/>
    </style:style>
    <style:style style:name="T7" style:family="text">
      <style:text-properties style:text-line-through-style="none" style:text-line-through-type="none" style:text-underline-style="none" fo:font-weight="bold" officeooo:rsid="001c93bc" style:font-weight-asian="bold"/>
    </style:style>
    <style:style style:name="T8" style:family="text">
      <style:text-properties style:text-line-through-style="none" style:text-line-through-type="none" style:text-underline-style="none" fo:font-weight="bold" officeooo:rsid="001e76ff" style:font-weight-asian="bold"/>
    </style:style>
    <style:style style:name="T9" style:family="text">
      <style:text-properties fo:font-weight="bold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officeooo:rsid="001c93bc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text:tab/><text:tab/><text:span text:style-name="T2">Cahier des charges</text:span></text:p>
      <text:p text:style-name="P6"/>
      <text:p text:style-name="P1"/>
      <text:p text:style-name="P3"><text:s/><text:span text:style-name="T9"><text:s/></text:span></text:p>
      <text:p text:style-name="P5"><text:span text:style-name="T6">l’entreprise : </text:span><text:span text:style-name="T8">inter« </text:span><text:span text:style-name="T7">garage »</text:span><text:span text:style-name="T8">net</text:span></text:p>
      <text:p text:style-name="P11"/>
      <text:p text:style-name="P12"/>
      <text:p text:style-name="P9"><text:s/><text:span text:style-name="T10">Personne à contacter dans l’entreprise : </text:span><text:span text:style-name="T11">Surtout pas moi !!!</text:span><text:span text:style-name="T10"> </text:span></text:p>
      <text:p text:style-name="P9"/>
      <text:p text:style-name="P4"/>
      <text:p text:style-name="Default"><text:s/><text:span text:style-name="T10">Tel : 06 52 91 14 64 </text:span></text:p>
      <text:p text:style-name="P10">Email : contact@nouvelle-techno.fr </text:p>
      <text:p text:style-name="P6"/>
      <text:p text:style-name="P6"/>
      <text:p text:style-name="P16">A. Présentation de l’entreprise : .............................................................................................. 3 </text:p>
      <text:p text:style-name="P13">a) Les objectifs du site ........................................................................................................ 3 </text:p>
      <text:p text:style-name="P13">b) Périmètre du projet ...................................................................................................... 3 </text:p>
      <text:p text:style-name="P13">Les avis .............................................................................................................................. 3 </text:p>
      <text:p text:style-name="P13">B. Graphisme et ergonomie : .................................................................................................. 3 </text:p>
      <text:p text:style-name="P13">a) La charte graphique : ...................................................................................................... 3 </text:p>
      <text:p text:style-name="P13">b) Ergonomie ................................................................................................................... 4 </text:p>
      <text:p text:style-name="P13">C. Contraintes techniques ....................................................................................................... 4 </text:p>
      <text:p text:style-name="P13">D. Annexe : Mise en page (mise en forme à définir) .............................................................. 5 </text:p>
      <text:p text:style-name="P13">a) Page d’accueil en vue ordinateur .................................................................................... 5 </text:p>
      <text:p text:style-name="P13">b) Mise en page en vue mobile ........................................................................................ 6 </text:p>
      <text:p text:style-name="P13">c) Accueil en vue tablette .................................................................................................... 7 </text:p>
      <text:p text:style-name="P2"><text:span text:style-name="T5">d</text:span><text:span text:style-name="T4">) Menu ............................................................................................................................... 8 </text:span></text:p>
      <text:p text:style-name="P14"/>
      <text:p text:style-name="P6"/>
      <text:p text:style-name="P8"><text:span text:style-name="T1">- <text:s/></text:span>Quel budget avez-vous pour la création de votre site ? <text:span text:style-name="T1"> </text:span></text:p>
      <text:p text:style-name="P6"/>
      <text:p text:style-name="P6">- <text:span text:style-name="T3">type de site web</text:span></text:p>
      <text:p text:style-name="P6"/>
      <text:p text:style-name="P7"><text:span text:style-name="T1">- </text:span>Quelles sont vos attentes concernant le design du site ?</text:p>
      <text:p text:style-name="P7"/>
      <text:p text:style-name="P7">- Votre site doit-il être disponible en plusieurs langues ?</text:p>
      <text:p text:style-name="P7"/>
      <text:p text:style-name="P7">- Votre site doit-il permettre d'encaisser des paiements ?</text:p>
      <text:p text:style-name="P7"/>
      <text:p text:style-name="P7">- Les visiteurs pourront-ils se connecter à un compte client ?</text:p>
      <text:p text:style-name="P7"/>
      <text:p text:style-name="P7">- Fonctionnalités souhaitées</text:p>
      <text:p text:style-name="P7"/>
      <text:p text:style-name="P7">- Hébergement du site</text:p>
      <text:p text:style-name="P7"/>
      <text:p text:style-name="P7">- Maintenance du site et évolutions</text:p>
      <text:p text:style-name="P7"/>
      <text:p text:style-name="P7">- Où en êtes-vous de votre projet ?</text:p>
      <text:p text:style-name="P7"/>
      <text:p text:style-name="P15"/>
      <text:p text:style-name="P17"/>
      <text:p text:style-name="P6"/>
      <text:p text:style-name="P6"><text:soft-page-break/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Cambria" fo:font-family="Cambria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oit Gambier</meta:initial-creator>
    <meta:creation-date>2020-07-17T22:21:00</meta:creation-date>
    <dc:date>2021-11-30T14:07:13.660000000</dc:date>
    <meta:editing-duration>PT35M47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29" meta:word-count="194" meta:character-count="2287" meta:non-whitespace-character-count="2095"/>
  </office:meta>
</office:document-meta>
</file>